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15cm" fo:margin-left="5.417cm" table:align="left" style:shadow="none"/>
    </style:style>
    <style:style style:name="Table1.A" style:family="table-column">
      <style:table-column-properties style:column-width="4.77cm"/>
    </style:style>
    <style:style style:name="Table1.B" style:family="table-column">
      <style:table-column-properties style:column-width="1.8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left="0.05pt solid #000000" fo:border-right="0.05pt solid #000000" fo:border-top="none" fo:border-bottom="none"/>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font-weight="bold" officeooo:rsid="000e1c39" officeooo:paragraph-rsid="000e1c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0e1c39" officeooo:paragraph-rsid="000e1c39"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eca8a" officeooo:paragraph-rsid="000eca8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2pt" fo:font-weight="bold" officeooo:rsid="000e1c39" officeooo:paragraph-rsid="000e1c39"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0eca8a" officeooo:paragraph-rsid="000eca8a"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7ce96" officeooo:paragraph-rsid="0017ce9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00b09" officeooo:paragraph-rsid="00200b0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2592f" officeooo:paragraph-rsid="0022592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0e1c39" officeooo:paragraph-rsid="000e1c3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eca8a" officeooo:paragraph-rsid="000eca8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62cd" officeooo:paragraph-rsid="001062c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37ff2" officeooo:paragraph-rsid="00137ff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4986" officeooo:paragraph-rsid="0014498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7c517" officeooo:paragraph-rsid="0017c51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2957" officeooo:paragraph-rsid="0018295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970b" officeooo:paragraph-rsid="0019970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a96e" officeooo:paragraph-rsid="0019a96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size="18pt" fo:font-weight="normal" officeooo:rsid="000e1c39" officeooo:paragraph-rsid="000e1c39" style:font-size-asian="18pt" style:font-weight-asian="normal" style:font-size-complex="18pt" style:font-weight-complex="normal"/>
    </style:style>
    <style:style style:name="P19" style:family="paragraph" style:parent-style-name="Table_20_Contents">
      <style:paragraph-properties fo:text-align="start" style:justify-single-word="false"/>
      <style:text-properties fo:font-size="12pt" officeooo:rsid="001062cd" officeooo:paragraph-rsid="001062cd" style:font-size-asian="10.5pt" style:font-size-complex="12pt"/>
    </style:style>
    <style:style style:name="P20" style:family="paragraph" style:parent-style-name="Table_20_Contents">
      <style:paragraph-properties fo:text-align="end" style:justify-single-word="false"/>
      <style:text-properties fo:font-size="12pt" officeooo:rsid="001062cd" officeooo:paragraph-rsid="001062cd" style:font-size-asian="10.5pt" style:font-size-complex="12pt"/>
    </style:style>
    <style:style style:name="P21" style:family="paragraph" style:parent-style-name="Table_20_Contents">
      <style:paragraph-properties fo:text-align="start" style:justify-single-word="false"/>
      <style:text-properties fo:font-size="12pt" officeooo:rsid="0011a03f" officeooo:paragraph-rsid="0011a03f" style:font-size-asian="10.5pt" style:font-size-complex="12pt"/>
    </style:style>
    <style:style style:name="P22" style:family="paragraph" style:parent-style-name="Table_20_Contents">
      <style:paragraph-properties fo:text-align="end" style:justify-single-word="false"/>
      <style:text-properties fo:font-size="12pt" officeooo:rsid="0011a03f" officeooo:paragraph-rsid="0011a03f" style:font-size-asian="10.5pt" style:font-size-complex="12pt"/>
    </style:style>
    <style:style style:name="P23" style:family="paragraph" style:parent-style-name="Table_20_Contents">
      <style:paragraph-properties fo:text-align="center" style:justify-single-word="false"/>
      <style:text-properties fo:font-size="12pt" fo:font-weight="bold" officeooo:rsid="001062cd" officeooo:paragraph-rsid="001062cd" style:font-size-asian="10.5pt" style:font-weight-asian="bold" style:font-size-complex="12pt" style:font-weight-complex="bold"/>
    </style:style>
    <style:style style:name="T1" style:family="text">
      <style:text-properties officeooo:rsid="000eca8a"/>
    </style:style>
    <style:style style:name="T2" style:family="text">
      <style:text-properties fo:font-weight="normal" style:font-weight-asian="normal" style:font-weight-complex="normal"/>
    </style:style>
    <style:style style:name="T3" style:family="text">
      <style:text-properties officeooo:rsid="00138771"/>
    </style:style>
    <style:style style:name="T4" style:family="text">
      <style:text-properties officeooo:rsid="00154f93"/>
    </style:style>
    <style:style style:name="T5" style:family="text">
      <style:text-properties officeooo:rsid="0017ce96"/>
    </style:style>
    <style:style style:name="T6" style:family="text">
      <style:text-properties officeooo:rsid="001a368e"/>
    </style:style>
    <style:style style:name="T7" style:family="text">
      <style:text-properties officeooo:rsid="001ded59"/>
    </style:style>
    <style:style style:name="T8" style:family="text">
      <style:text-properties officeooo:rsid="001f6881"/>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mplementation and Performance Evaluation of a Ray Tracer</text:p>
      <text:p text:style-name="P1"/>
      <text:p text:style-name="P2"><text:span text:style-name="T8">1. </text:span>Introduction</text:p>
      <text:p text:style-name="P4"/>
      <text:p text:style-name="P13">Ray <text:span text:style-name="T4">tracing is a simple but effective means of producing realistic computer generated graphics. </text:span></text:p>
      <text:p text:style-name="P14">Basic outline (reference Appel<text:span text:style-name="T5">)</text:span></text:p>
      <text:p text:style-name="P9"/>
      <text:p text:style-name="P9"/>
      <text:p text:style-name="P3"><text:span text:style-name="T8">2. </text:span>Features</text:p>
      <text:p text:style-name="P6"><text:span text:style-name="T2">Shadows</text:span></text:p>
      <text:p text:style-name="P6"><text:span text:style-name="T2">Phong shading</text:span></text:p>
      <text:p text:style-name="P6"><text:span text:style-name="T2">HDR rendering</text:span></text:p>
      <text:p text:style-name="P6"><text:span text:style-name="T2">Reflections</text:span></text:p>
      <text:p text:style-name="P6"><text:span text:style-name="T2">Anti-aliasing</text:span></text:p>
      <text:p text:style-name="P6"><text:span text:style-name="T2">Depth of field</text:span></text:p>
      <text:p text:style-name="P6"><text:span text:style-name="T2">Multi-threading</text:span></text:p>
      <text:p text:style-name="P6"><text:span text:style-name="T2">Dithering</text:span></text:p>
      <text:p text:style-name="P5"><text:span text:style-name="T2"/></text:p>
      <text:p text:style-name="P3"><text:span text:style-name="T8">3. </text:span>Testing Methodology</text:p>
      <text:p text:style-name="P5"/>
      <text:p text:style-name="P10">Some of the features outlined above are of more interest in a performance comparison than others. The total number of pixels to be filled by colour is one of the </text:p>
      <text:p text:style-name="P10"/>
      <text:p text:style-name="P11">In order to isolate the performance impact of the feature being tested, a set of default options was chosen and only the <text:span text:style-name="T3">parameter</text:span> of interest changed between each test. The default settings are as follows:</text:p>
      <text:p text:style-name="P11"/>
      <table:table table:name="Table1" table:style-name="Table1">
        <table:table-column table:style-name="Table1.A"/>
        <table:table-column table:style-name="Table1.B"/>
        <table:table-row>
          <table:table-cell table:style-name="Table1.A1" office:value-type="string">
            <text:p text:style-name="P23">Name</text:p>
          </table:table-cell>
          <table:table-cell table:style-name="Table1.B1" office:value-type="string">
            <text:p text:style-name="P23">Value</text:p>
          </table:table-cell>
        </table:table-row>
        <table:table-row>
          <table:table-cell table:style-name="Table1.A2" office:value-type="string">
            <text:p text:style-name="P19">Image width</text:p>
          </table:table-cell>
          <table:table-cell table:style-name="Table1.B2" office:value-type="string">
            <text:p text:style-name="P20">640</text:p>
          </table:table-cell>
        </table:table-row>
        <table:table-row>
          <table:table-cell table:style-name="Table1.A2" office:value-type="string">
            <text:p text:style-name="P19">Image height</text:p>
          </table:table-cell>
          <table:table-cell table:style-name="Table1.B2" office:value-type="string">
            <text:p text:style-name="P20">480</text:p>
          </table:table-cell>
        </table:table-row>
        <table:table-row>
          <table:table-cell table:style-name="Table1.A2" office:value-type="string">
            <text:p text:style-name="P19">Horizontal field of view</text:p>
          </table:table-cell>
          <table:table-cell table:style-name="Table1.B2" office:value-type="string">
            <text:p text:style-name="P20">1.5708</text:p>
          </table:table-cell>
        </table:table-row>
        <table:table-row>
          <table:table-cell table:style-name="Table1.A2" office:value-type="string">
            <text:p text:style-name="P19">CPU threads used</text:p>
          </table:table-cell>
          <table:table-cell table:style-name="Table1.B2" office:value-type="string">
            <text:p text:style-name="P22">4</text:p>
          </table:table-cell>
        </table:table-row>
        <table:table-row>
          <table:table-cell table:style-name="Table1.A2" office:value-type="string">
            <text:p text:style-name="P21">Maximum reflection depth</text:p>
          </table:table-cell>
          <table:table-cell table:style-name="Table1.B2" office:value-type="string">
            <text:p text:style-name="P22">1</text:p>
          </table:table-cell>
        </table:table-row>
        <table:table-row>
          <table:table-cell table:style-name="Table1.A2" office:value-type="string">
            <text:p text:style-name="P21">Anti-aliasing samples</text:p>
          </table:table-cell>
          <table:table-cell table:style-name="Table1.B2" office:value-type="string">
            <text:p text:style-name="P22">2</text:p>
          </table:table-cell>
        </table:table-row>
        <table:table-row>
          <table:table-cell table:style-name="Table1.A2" office:value-type="string">
            <text:p text:style-name="P21">Depth-of-field samples</text:p>
          </table:table-cell>
          <table:table-cell table:style-name="Table1.B2" office:value-type="string">
            <text:p text:style-name="P22">100</text:p>
          </table:table-cell>
        </table:table-row>
        <table:table-row>
          <table:table-cell table:style-name="Table1.A2" office:value-type="string">
            <text:p text:style-name="P21">Aperture</text:p>
          </table:table-cell>
          <table:table-cell table:style-name="Table1.B2" office:value-type="string">
            <text:p text:style-name="P22">0.4</text:p>
          </table:table-cell>
        </table:table-row>
        <table:table-row>
          <table:table-cell table:style-name="Table1.A10" office:value-type="string">
            <text:p text:style-name="P21">Focal depth</text:p>
          </table:table-cell>
          <table:table-cell table:style-name="Table1.B10" office:value-type="string">
            <text:p text:style-name="P22">12</text:p>
          </table:table-cell>
        </table:table-row>
      </table:table>
      <text:p text:style-name="P11"/>
      <text:p text:style-name="P11"/>
      <text:p text:style-name="P12">Note that the horizontal field of view is measured in radians, where 1.5708 radians is equal to 90 degrees. <text:span text:style-name="T1">All tests were performed on a consumer desktop PC with an Intel 4670K processor clocked at 3.6GHz.</text:span></text:p>
      <text:p text:style-name="P10"/>
      <text:p text:style-name="P10"/>
      <text:p text:style-name="P3"><text:span text:style-name="T8">4. </text:span>Performance Evaluation</text:p>
      <text:p text:style-name="P10"/>
      <text:p text:style-name="P16">Here the results of a series of tests are presented together with a discussion of </text:p>
      <text:p text:style-name="P16"><text:soft-page-break/></text:p>
      <text:p text:style-name="P7">4.1. Resolution</text:p>
      <text:p text:style-name="P7"/>
      <text:p text:style-name="P16">Resolution is, in theory, one of the major factors affecting the render time of a ray tracer. In more advanced implementations, optimisations are made to the way in which the scene is searched by each ray, reducing the time <text:span text:style-name="T6">taken for each individual pixels. But even in these cases, the average cost of computing the colour at each pixel would be expected to be relatively constant as the resolution is increased. </text:span>Thus, for any implementation of the fundamental ray tracing algorithm, one would expect the render time to have a positive linear relationship with the number of additional pixels added in each test.</text:p>
      <text:p text:style-name="P16"/>
      <text:p text:style-name="P16"><text:span text:style-name="T7">Additionally, t</text:span>he aspect ratio of the camera is an important factor to consider when testing the impact of resolution changes on render time. If the aspect ratio differs between tests, although the total number of pixels samples may be equal, the distribution of the rays they produce in the scene will vary. For example, if two tests are conducted, the first using an aspect ratio of 4:3, the second using an aspect ratio of 16:9, each with a constant horizontal field of view and total pixel sample size, the second render will produce a wider image, effectively clipping the top and bottom in comparison to the first image. Rays cast into the scene may collide with a different set of objects, changing the render time unpredictably. A fixed aspect ratio of 4:3 was therefore chosen for these tests. Each test added 360 horizontal pixels and 240 vertical pixels to the final output image.</text:p>
      <text:p text:style-name="P16"><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17">The results show a clear positive relationship between the total pixels sampled and the time taken to complete each render. A further analysis of the raw data (Appendix A) reveals the cause of the gradual strengthening of this relationship. Each additional test adds the same number of pixels to the final output image on the x- and y-axes in a linear fashion, but the total pixels increases exponentially. This is reflected in the render time.</text:p>
      <text:p text:style-name="P5"/>
      <text:p text:style-name="P8">4.2. Concurrency</text:p>
      <text:p text:style-name="P8"/>
      <text:p text:style-name="P8"><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text:soft-page-break/></text:p>
      <text:p text:style-name="P5"/>
      <text:p text:style-name="P3"><text:span text:style-name="T8">5. </text:span>Conclusion</text:p>
      <text:p text:style-name="P15">Future work</text:p>
      <text:p text:style-name="P15">Profiler analy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7:33:53.908820925</meta:creation-date>
    <dc:date>2014-12-08T18:44:48.807919060</dc:date>
    <meta:editing-duration>PT1H9M14S</meta:editing-duration>
    <meta:editing-cycles>23</meta:editing-cycles>
    <meta:generator>LibreOffice/4.1.5.3$Linux_X86_64 LibreOffice_project/410m0$Build-3</meta:generator>
    <meta:document-statistic meta:table-count="1" meta:image-count="0" meta:object-count="2" meta:page-count="3" meta:paragraph-count="47" meta:word-count="537" meta:character-count="3209" meta:non-whitespace-character-count="27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851cm" svg:width="14.031cm" svg:height="6.988cm">
          <chartooo:coordinate-region svg:x="2.322cm" svg:y="1.051cm" svg:width="12.204cm" svg:height="6.141cm"/>
          <chart:axis chart:dimension="x" chart:name="primary-x" chart:style-name="ch3" chartooo:axis-type="auto">
            <chartooo:date-scale/>
            <chart:title svg:x="7.494cm" svg:y="8.018cm" chart:style-name="ch4">
              <text:p>Resolution</text:p>
            </chart:title>
            <chart:categories table:cell-range-address="local-table.$B$1:.$G$1"/>
          </chart:axis>
          <chart:axis chart:dimension="y" chart:name="primary-y" chart:style-name="ch5">
            <chart:title svg:x="0.451cm" svg:y="5.54cm" chart:style-name="ch6">
              <text:p>Time (seconds)</text:p>
            </chart:title>
            <chart:grid chart:style-name="ch7" chart:class="major"/>
          </chart:axis>
          <chart:series chart:style-name="ch8" chart:values-cell-range-address="local-table.$B$2:.$G$2" chart:label-cell-address="local-table.$A$2" chart:class="chart:line">
            <chart:data-point chart:repeated="6"/>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320x240</text:p>
              </table:table-cell>
              <table:table-cell office:value-type="string">
                <text:p>640x480</text:p>
              </table:table-cell>
              <table:table-cell office:value-type="string">
                <text:p>960x720</text:p>
              </table:table-cell>
              <table:table-cell office:value-type="string">
                <text:p>1280x960</text:p>
              </table:table-cell>
              <table:table-cell office:value-type="string">
                <text:p>1600x1200</text:p>
              </table:table-cell>
              <table:table-cell office:value-type="string">
                <text:p>1920x1440</text:p>
              </table:table-cell>
            </table:table-row>
          </table:table-header-rows>
          <table:table-rows>
            <table:table-row>
              <table:table-cell office:value-type="string">
                <text:p>Row 3</text:p>
              </table:table-cell>
              <table:table-cell office:value-type="float" office:value="27.9366">
                <text:p>27.9366</text:p>
              </table:table-cell>
              <table:table-cell office:value-type="float" office:value="110.72">
                <text:p>110.72</text:p>
              </table:table-cell>
              <table:table-cell office:value-type="float" office:value="252.464">
                <text:p>252.464</text:p>
              </table:table-cell>
              <table:table-cell office:value-type="float" office:value="441.961">
                <text:p>441.961</text:p>
              </table:table-cell>
              <table:table-cell office:value-type="float" office:value="686.409">
                <text:p>686.409</text:p>
              </table:table-cell>
              <table:table-cell office:value-type="float" office:value="988.226">
                <text:p>988.2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33cm" svg:y="0.851cm" svg:width="14.031cm" svg:height="6.988cm">
          <chartooo:coordinate-region svg:x="2.137cm" svg:y="1.051cm" svg:width="13.13cm" svg:height="6.141cm"/>
          <chart:axis chart:dimension="x" chart:name="primary-x" chart:style-name="ch3" chartooo:axis-type="auto">
            <chartooo:date-scale/>
            <chart:title svg:x="7.626cm" svg:y="8.018cm" chart:style-name="ch4">
              <text:p>Samples</text:p>
            </chart:title>
            <chart:categories table:cell-range-address="local-table.$B$1:.$E$1"/>
          </chart:axis>
          <chart:axis chart:dimension="y" chart:name="primary-y" chart:style-name="ch5">
            <chart:title svg:x="0.451cm" svg:y="5.54cm" chart:style-name="ch6">
              <text:p>Time (seconds)</text:p>
            </chart:title>
            <chart:grid chart:style-name="ch7" chart:class="major"/>
          </chart:axis>
          <chart:series chart:style-name="ch8" chart:values-cell-range-address="local-table.$B$2:.$E$2" chart:label-cell-address="local-table.$A$2"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row>
          </table:table-header-rows>
          <table:table-rows>
            <table:table-row>
              <table:table-cell office:value-type="string">
                <text:p>Row 86</text:p>
              </table:table-cell>
              <table:table-cell office:value-type="float" office:value="318.282">
                <text:p>318.282</text:p>
              </table:table-cell>
              <table:table-cell office:value-type="float" office:value="188.302">
                <text:p>188.302</text:p>
              </table:table-cell>
              <table:table-cell office:value-type="float" office:value="136.193">
                <text:p>136.193</text:p>
              </table:table-cell>
              <table:table-cell office:value-type="float" office:value="109.689">
                <text:p>109.6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5.3$Linux_X86_64 LibreOffice_project/41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